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relevant-job-history"/>Relevant Job History<text:bookmark-end text:name="relevant-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Passed annual HIPAA training for data protection.</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Built tool to graphically show the ETL pipelines.</text:p>
        </text:list-item>
        <text:list-item>
          <text:p text:style-name="P4">Created ELT jobs to ingest third party data to make it available internally.</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nstalled and configured multiple <text:a xlink:type="simple" xlink:href="https://hadoop.apache.org/" office:name=""><text:span text:style-name="Definition">Hadoop</text:span></text:a> clusters.</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Tested <text:a xlink:type="simple" xlink:href="https://cassandra.apache.org/_/index.html" office:name=""><text:span text:style-name="Definition">Cassandra</text:span></text:a> as a potential reporting database.</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Reduced multi-hour <text:a xlink:type="simple" xlink:href="https://www.sqlalchemy.org/" office:name=""><text:span text:style-name="Definition">SQLAlchemy</text:span></text:a> bulk database jobs to minutes.</text:p>
        </text:list-item>
        <text:list-item>
          <text:p text:style-name="P6">Added holds and matters framework, allowing customers to state that documents belong to specific cases and should not be deleted while the cases are ongoing.</text:p>
        </text:list-item>
        <text:list-item>
          <text:p text:style-name="P6">Wrote <text:a xlink:type="simple" xlink:href="https://www.python.org/" office:name=""><text:span text:style-name="Definition">Python</text:span></text:a> framework to manage long running background jobs.</text:p>
        </text:list-item>
        <text:list-item>
          <text:p text:style-name="P6">Debugged and resolved memory issues that were causing systems to shut down.</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22T00:44:54Z</meta:creation-date>
    <dc:date>2026-01-22T00:44:54Z</dc:date>
  </office:meta>
</office:document-meta>
</file>